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223.23pt" svg:y="114.43pt">
            <draw:object draw:notify-on-update-of-ranges="Sheet1.B1:Sheet1.B1 Sheet1.B2:Sheet1.B23 Sheet1.C1:Sheet1.C1 Sheet1.C2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aySize</text:p>
          </table:table-cell>
          <table:table-cell office:value-type="string" calcext:value-type="string">
            <text:p>Binary Time</text:p>
          </table:table-cell>
          <table:table-cell office:value-type="string" calcext:value-type="string">
            <text:p>Linear Ti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9" calcext:value-type="float">
            <text:p>9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7" calcext:value-type="float">
            <text:p>107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6" calcext:value-type="float">
            <text:p>10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6" calcext:value-type="float">
            <text:p>10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11" calcext:value-type="float">
            <text:p>11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9" calcext:value-type="float">
            <text:p>119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18" calcext:value-type="float">
            <text:p>11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2" calcext:value-type="float">
            <text:p>12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2" calcext:value-type="float">
            <text:p>12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0" calcext:value-type="float">
            <text:p>120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2" calcext:value-type="float">
            <text:p>12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2" calcext:value-type="float">
            <text:p>122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30" calcext:value-type="float">
            <text:p>13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7" calcext:value-type="float">
            <text:p>127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30" calcext:value-type="float">
            <text:p>13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5" calcext:value-type="float">
            <text:p>125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19" calcext:value-type="float">
            <text:p>119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2" calcext:value-type="float">
            <text:p>12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33" calcext:value-type="float">
            <text:p>133</text:p>
          </table:table-cell>
          <table:table-cell office:value-type="float" office:value="1419" calcext:value-type="float">
            <text:p>1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8:37:08.436369287</meta:creation-date>
    <dc:date>2019-01-31T09:26:04.572980968</dc:date>
    <meta:editing-duration>PT38M46S</meta:editing-duration>
    <meta:editing-cycles>1</meta:editing-cycles>
    <meta:document-statistic meta:table-count="1" meta:cell-count="6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91cm" svg:y="3.955cm" style:legend-expansion="high" chart:style-name="ch2"/>
        <chart:plot-area chart:style-name="ch3" table:cell-range-address="Sheet1.B1:Sheet1.C23" chart:data-source-has-labels="row" svg:x="1.33cm" svg:y="0.18cm" svg:width="11.742cm" svg:height="7.665cm">
          <chartooo:coordinate-region svg:x="2.137cm" svg:y="0.379cm" svg:width="10.564cm" svg:height="6.819cm"/>
          <chart:axis chart:dimension="x" chart:name="primary-x" chart:style-name="ch4">
            <chart:title svg:x="6.403cm" svg:y="8.025cm" chart:style-name="ch5">
              <text:p>Array Size</text:p>
            </chart:title>
          </chart:axis>
          <chart:axis chart:dimension="y" chart:name="primary-y" chart:style-name="ch4">
            <chart:title svg:x="0.451cm" svg:y="5.644cm" chart:style-name="ch6">
              <text:p>Average Runing Time</text:p>
            </chart:title>
            <chart:grid chart:style-name="ch7" chart:class="major"/>
          </chart:axis>
          <chart:series chart:style-name="ch8" chart:values-cell-range-address="Sheet1.B2:Sheet1.B23" chart:label-cell-address="Sheet1.B1:Sheet1.B1" chart:class="chart:line">
            <chart:data-point chart:repeated="22"/>
          </chart:series>
          <chart:series chart:style-name="ch9" chart:values-cell-range-address="Sheet1.C2:Sheet1.C23" chart:label-cell-address="Sheet1.C1:Sheet1.C1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Time</text:p>
                <draw:g>
                  <svg:desc>Sheet1.B1:Sheet1.B1</svg:desc>
                </draw:g>
              </table:table-cell>
              <table:table-cell office:value-type="string">
                <text:p>Linear 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  <draw:g>
                  <svg:desc>Sheet1.B2:Sheet1.B23</svg:desc>
                </draw:g>
              </table:table-cell>
              <table:table-cell office:value-type="float" office:value="64">
                <text:p>64</text:p>
                <draw:g>
                  <svg:desc>Sheet1.C2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">
                <text:p>119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">
                <text:p>118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">
                <text:p>12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">
                <text:p>122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">
                <text:p>12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">
                <text:p>12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">
                <text:p>1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2">
                <text:p>122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">
                <text:p>133</text:p>
              </table:table-cell>
              <table:table-cell office:value-type="float" office:value="1419">
                <text:p>1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